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de( DataBuffer buffer , ResolvableType targetType , @ Nullable MimeType mimeType , @ Nullable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tDecodableMimeTypes( ResolvableType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